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8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ffffff" style:font-name="Segoe UI1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845</text:span></text:p>
            <text:p text:style-name="P1"><text:span text:style-name="T2">“</text:span><text:span text:style-name="T2">Where Charity and Love Prevail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3" draw:text-style-name="P5" draw:layer="layout" svg:width="24.638cm" svg:height="7.011cm" svg:x="1.778cm" svg:y="0.508cm">
          <draw:text-box>
            <text:p text:style-name="P4"><text:span text:style-name="T3">1. </text:span><text:span text:style-name="T4">Where charity and love prevail</text:span><text:span text:style-name="T4"><text:line-break/></text:span><text:span text:style-name="T4">There God is ever found;</text:span><text:span text:style-name="T4"><text:line-break/></text:span><text:span text:style-name="T4">Brought here together by Christ’s love</text:span><text:span text:style-name="T4"><text:line-break/></text:span><text:span text:style-name="T4">By love are we thus b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>
        <draw:frame draw:style-name="gr3" draw:text-style-name="P5" draw:layer="layout" svg:width="24.638cm" svg:height="7.011cm" svg:x="1.778cm" svg:y="0.508cm">
          <draw:text-box>
            <text:p text:style-name="P4"><text:span text:style-name="T4">2. With grateful joy and holy fear</text:span></text:p>
            <text:p text:style-name="P6"><text:span text:style-name="T4">His charity we learn;</text:span></text:p>
            <text:p text:style-name="P6"><text:span text:style-name="T4">Let us with heart and mind and soul</text:span></text:p>
            <text:p text:style-name="P6"><text:span text:style-name="T4">Now love Him in retu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>
        <draw:frame draw:style-name="gr3" draw:text-style-name="P5" draw:layer="layout" svg:width="24.638cm" svg:height="7.011cm" svg:x="1.778cm" svg:y="0.508cm">
          <draw:text-box>
            <text:p text:style-name="P4"><text:span text:style-name="T4">3. Forgive we now each other’s faults</text:span></text:p>
            <text:p text:style-name="P6"><text:span text:style-name="T4">As we our faults confess,</text:span></text:p>
            <text:p text:style-name="P6"><text:span text:style-name="T4">And let us love each other well</text:span></text:p>
            <text:p text:style-name="P6"><text:span text:style-name="T4">In Christian holi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>
        <draw:frame draw:style-name="gr3" draw:text-style-name="P5" draw:layer="layout" svg:width="24.638cm" svg:height="7.011cm" svg:x="1.778cm" svg:y="1.016cm">
          <draw:text-box>
            <text:p text:style-name="P4"><text:span text:style-name="T4">4. Let strife among us be unknown;</text:span><text:span text:style-name="T4"><text:line-break/></text:span><text:span text:style-name="T4">Let all contention cease;</text:span><text:span text:style-name="T4"><text:line-break/></text:span><text:span text:style-name="T4">Be God’s the glory that we seek;</text:span><text:span text:style-name="T4"><text:line-break/></text:span><text:span text:style-name="T4">Be ours His holy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>
        <draw:frame draw:style-name="gr3" draw:text-style-name="P5" draw:layer="layout" svg:width="24.638cm" svg:height="7.011cm" svg:x="1.778cm" svg:y="0.863cm">
          <draw:text-box>
            <text:p text:style-name="P4"><text:span text:style-name="T3">5. </text:span><text:span text:style-name="T4">Let us recall that in our midst</text:span><text:span text:style-name="T4"><text:line-break/></text:span><text:span text:style-name="T4">Dwells Christ, His only Son;</text:span><text:span text:style-name="T4"><text:line-break/></text:span><text:span text:style-name="T4">As members of His body joined</text:span><text:span text:style-name="T4"><text:line-break/></text:span><text:span text:style-name="T4">We are in Him made 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>
        <draw:frame draw:style-name="gr4" draw:text-style-name="P8" draw:layer="layout" svg:width="24.638cm" svg:height="14.71cm" svg:x="1.778cm" svg:y="0.508cm">
          <draw:text-box>
            <text:p text:style-name="P1"><text:span text:style-name="T3">6. </text:span><text:span text:style-name="T4">For love excludes no race or clan</text:span><text:span text:style-name="T4"><text:line-break/></text:span><text:span text:style-name="T4">That names the Savior’s name;</text:span><text:span text:style-name="T4"><text:line-break/></text:span><text:span text:style-name="T4">His family embraces all</text:span><text:span text:style-name="T4"><text:line-break/></text:span><text:span text:style-name="T4">Whose Father is the same.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7">© 1960 World Library Publications.</text:span></text:p>
            <text:p text:style-name="P7"><text:span text:style-name="T7">Used by permission:</text:span></text:p>
            <text:p text:style-name="P7"><text:span text:style-name="T7">LSB Hymn License</text:span></text:p>
            <text:p text:style-name="P7"><text:span text:style-name="T7">.NET, no. 100011038.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21:37:24.017000000</meta:creation-date>
    <dc:date>2019-01-18T15:31:58.810000000</dc:date>
    <meta:editing-duration>PT17M29S</meta:editing-duration>
    <meta:editing-cycles>6</meta:editing-cycles>
    <meta:generator>LibreOffice/6.1.3.2$Windows_X86_64 LibreOffice_project/86daf60bf00efa86ad547e59e09d6bb77c699acb</meta:generator>
    <meta:document-statistic meta:object-count="54"/>
  </office:meta>
</office:document-meta>
</file>